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cd9" officeooo:paragraph-rsid="000fbcd9"/>
    </style:style>
    <style:style style:name="P2" style:family="paragraph" style:parent-style-name="Standard">
      <style:text-properties officeooo:rsid="000fbcd9" officeooo:paragraph-rsid="000fbcd9"/>
    </style:style>
    <style:style style:name="P3" style:family="paragraph" style:parent-style-name="Standard">
      <style:text-properties officeooo:rsid="00130750" officeooo:paragraph-rsid="00130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<text:s/>hacer el get_next_line</text:p>
      <text:p text:style-name="P1"/>
      <text:p text:style-name="P3">Para tener claro el get_next_line:</text:p>
      <text:p text:style-name="P3">Primero creamos un main. </text:p>
      <text:p text:style-name="P3">En este main vamos a abrir el fichero con un open. </text:p>
      <text:p text:style-name="P3">Y vamos hacer un while para llamar al get_next_line. </text:p>
      <text:p text:style-name="P1">El get_next_line te devuelve la siguiente linea, que has leido de un fichero.</text:p>
      <text:p text:style-name="P1">El read te devuelve un numero que es el n.º de caracteres leido. Y te mete el valor leido en un buffer, al cual se has de indicar el tamaño. </text:p>
      <text:p text:style-name="P1">Puedo definir el buffer como *buff. De esta manera he de crear un malloc para cada string que saquemos del read. </text:p>
      <text:p text:style-name="P1">Pero para ellos es conveniente tener un array de arrays con la estructura t_list que ya conocemos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7:46:14.843115236</meta:creation-date>
    <dc:date>2023-06-09T13:07:10.205284496</dc:date>
    <meta:editing-duration>PT1H42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14" meta:character-count="621" meta:non-whitespace-character-count="509"/>
  </office:meta>
</office:document-meta>
</file>